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GramTokenizer.next( final Token reusable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GramTokenizer.NGram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GramTokenizer.NGramTokenizer( Reader input , int minGram , int maxG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